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2000000900003F5C00003717FFD20647.svm" manifest:media-type=""/>
  <manifest:file-entry manifest:full-path="Pictures/200000090000200B00002A46143670F5.svm" manifest:media-type=""/>
  <manifest:file-entry manifest:full-path="Pictures/2000000900004ABA00002747A5608A10.svm" manifest:media-type=""/>
  <manifest:file-entry manifest:full-path="Pictures/2000000900004540000033C9AC4E90BF.svm" manifest:media-type=""/>
  <manifest:file-entry manifest:full-path="Pictures/2000000900001FF100002A61F5193919.svm"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ucida Console" svg:font-family="'Lucida Console'"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4pt" officeooo:rsid="000a132b" officeooo:paragraph-rsid="000a132b" style:font-size-asian="12.25pt" style:font-size-complex="14pt"/>
    </style:style>
    <style:style style:name="P2" style:family="paragraph" style:parent-style-name="Standard">
      <style:text-properties fo:font-size="13pt" fo:font-weight="bold" officeooo:rsid="000a132b" officeooo:paragraph-rsid="000a132b" style:font-size-asian="11.3500003814697pt" style:font-weight-asian="bold" style:font-size-complex="13pt" style:font-weight-complex="bold"/>
    </style:style>
    <style:style style:name="P3" style:family="paragraph" style:parent-style-name="Standard">
      <style:text-properties fo:font-size="13pt" fo:font-weight="normal" officeooo:rsid="000a132b" officeooo:paragraph-rsid="000a132b" style:font-size-asian="11.3500003814697pt" style:font-weight-asian="normal" style:font-size-complex="13pt" style:font-weight-complex="normal"/>
    </style:style>
    <style:style style:name="P4" style:family="paragraph" style:parent-style-name="Standard">
      <style:text-properties fo:font-size="13pt" fo:font-weight="normal" officeooo:rsid="000d1466" officeooo:paragraph-rsid="000d1466" style:font-size-asian="11.3500003814697pt" style:font-weight-asian="normal" style:font-size-complex="13pt" style:font-weight-complex="normal"/>
    </style:style>
    <style:style style:name="P5" style:family="paragraph" style:parent-style-name="Standard">
      <style:text-properties fo:font-size="13pt" fo:font-weight="normal" officeooo:rsid="000eeb69" officeooo:paragraph-rsid="000eeb69" style:font-size-asian="11.3500003814697pt" style:font-weight-asian="normal" style:font-size-complex="13pt" style:font-weight-complex="normal"/>
    </style:style>
    <style:style style:name="P6" style:family="paragraph" style:parent-style-name="Standard">
      <style:text-properties fo:font-size="13pt" fo:font-weight="normal" officeooo:rsid="00117fdb" officeooo:paragraph-rsid="00117fdb" style:font-size-asian="11.3500003814697pt" style:font-weight-asian="normal" style:font-size-complex="13pt" style:font-weight-complex="normal"/>
    </style:style>
    <style:style style:name="P7" style:family="paragraph" style:parent-style-name="Standard">
      <style:text-properties fo:font-size="13pt" fo:font-weight="normal" officeooo:rsid="00117fdb" officeooo:paragraph-rsid="0011f07e" style:font-size-asian="11.3500003814697pt" style:font-weight-asian="normal" style:font-size-complex="13pt" style:font-weight-complex="normal"/>
    </style:style>
    <style:style style:name="P8" style:family="paragraph" style:parent-style-name="Standard">
      <style:text-properties fo:font-size="13pt" fo:font-weight="normal" officeooo:rsid="0011f07e" officeooo:paragraph-rsid="00117fdb" style:font-size-asian="11.3500003814697pt" style:font-weight-asian="normal" style:font-size-complex="13pt" style:font-weight-complex="normal"/>
    </style:style>
    <style:style style:name="P9" style:family="paragraph" style:parent-style-name="Standard">
      <style:text-properties fo:font-size="10pt" fo:font-weight="normal" officeooo:rsid="000d1466" officeooo:paragraph-rsid="000d1466" style:font-size-asian="10pt" style:font-weight-asian="normal" style:font-size-complex="10pt" style:font-weight-complex="normal"/>
    </style:style>
    <style:style style:name="P10" style:family="paragraph" style:parent-style-name="Standard">
      <style:text-properties style:font-name="Lucida Console" fo:font-size="11pt" fo:font-weight="normal" officeooo:rsid="00134e7f" officeooo:paragraph-rsid="00134e7f" style:font-size-asian="11pt" style:font-weight-asian="normal" style:font-size-complex="11pt" style:font-weight-complex="normal"/>
    </style:style>
    <style:style style:name="P11" style:family="paragraph" style:parent-style-name="Standard">
      <style:text-properties style:font-name="Lucida Console" fo:font-size="11pt" fo:font-weight="normal" officeooo:rsid="0014de69" officeooo:paragraph-rsid="00134e7f" style:font-size-asian="11pt" style:font-weight-asian="normal" style:font-size-complex="11pt" style:font-weight-complex="normal"/>
    </style:style>
    <style:style style:name="P12" style:family="paragraph" style:parent-style-name="Standard">
      <style:text-properties style:font-name="Lucida Console" fo:font-size="11pt" fo:font-weight="bold" officeooo:rsid="00134e7f" officeooo:paragraph-rsid="00134e7f" style:font-size-asian="11pt" style:font-weight-asian="bold" style:font-size-complex="11pt" style:font-weight-complex="bold"/>
    </style:style>
    <style:style style:name="P13" style:family="paragraph" style:parent-style-name="Standard">
      <style:text-properties style:font-name="Times New Roman" fo:font-size="10pt" fo:font-weight="normal" officeooo:rsid="002a2803" officeooo:paragraph-rsid="002bf5b8" style:font-size-asian="10pt" style:font-weight-asian="normal" style:font-size-complex="10pt" style:font-weight-complex="normal"/>
    </style:style>
    <style:style style:name="P14" style:family="paragraph" style:parent-style-name="Standard">
      <style:paragraph-properties fo:padding="0.074cm" fo:border-left="none" fo:border-right="none" fo:border-top="none" fo:border-bottom="0.99pt solid #000000" style:join-border="false"/>
      <style:text-properties fo:font-size="13pt" fo:font-weight="normal" officeooo:rsid="00117fdb" officeooo:paragraph-rsid="00117fdb" style:font-size-asian="11.3500003814697pt" style:font-weight-asian="normal" style:font-size-complex="13pt" style:font-weight-complex="normal"/>
    </style:style>
    <style:style style:name="P15" style:family="paragraph" style:parent-style-name="Standard">
      <style:paragraph-properties fo:padding="0.074cm" fo:border-left="none" fo:border-right="none" fo:border-top="none" fo:border-bottom="0.99pt solid #000000" style:join-border="false"/>
      <style:text-properties style:font-name="Lucida Console" fo:font-size="11pt" fo:font-weight="normal" officeooo:rsid="0014de69" officeooo:paragraph-rsid="00134e7f" style:font-size-asian="11pt" style:font-weight-asian="normal" style:font-size-complex="11pt" style:font-weight-complex="normal"/>
    </style:style>
    <style:style style:name="P16" style:family="paragraph" style:parent-style-name="Text_20_body">
      <style:paragraph-properties fo:padding="0.074cm" fo:border-left="none" fo:border-right="none" fo:border-top="none" fo:border-bottom="0.99pt solid #000000" style:join-border="false"/>
      <style:text-properties style:font-name="Times New Roman" fo:font-size="14pt" fo:font-weight="normal" officeooo:rsid="001c8eaf" officeooo:paragraph-rsid="001c8eaf" style:font-size-asian="14pt" style:font-weight-asian="normal" style:font-size-complex="14pt" style:font-weight-complex="normal"/>
    </style:style>
    <style:style style:name="P17" style:family="paragraph" style:parent-style-name="Text_20_body">
      <style:paragraph-properties fo:padding="0.074cm" fo:border-left="none" fo:border-right="none" fo:border-top="none" fo:border-bottom="0.99pt solid #000000" style:join-border="false"/>
      <style:text-properties style:font-name="Times New Roman" fo:font-size="13pt" fo:font-weight="normal" officeooo:rsid="0023241b" officeooo:paragraph-rsid="0023241b" style:font-size-asian="11.3500003814697pt" style:font-weight-asian="normal" style:font-size-complex="13pt" style:font-weight-complex="normal"/>
    </style:style>
    <style:style style:name="P18" style:family="paragraph" style:parent-style-name="Text_20_body">
      <style:paragraph-properties fo:padding="0.074cm" fo:border-left="none" fo:border-right="none" fo:border-top="none" fo:border-bottom="0.99pt solid #000000" style:join-border="false"/>
      <style:text-properties style:font-name="Times New Roman" fo:font-size="13pt" fo:font-weight="normal" officeooo:rsid="0027bf6e" officeooo:paragraph-rsid="0027bf6e" style:font-size-asian="11.3500003814697pt" style:font-weight-asian="normal" style:font-size-complex="13pt" style:font-weight-complex="normal"/>
    </style:style>
    <style:style style:name="P19" style:family="paragraph" style:parent-style-name="Text_20_body">
      <style:text-properties fo:font-size="14pt" fo:font-weight="normal" officeooo:rsid="00117fdb" officeooo:paragraph-rsid="00117fdb" style:font-size-asian="14pt" style:font-weight-asian="normal" style:font-size-complex="14pt" style:font-weight-complex="normal"/>
    </style:style>
    <style:style style:name="P20" style:family="paragraph" style:parent-style-name="Text_20_body">
      <style:text-properties style:font-name="Times New Roman" fo:font-size="14pt" fo:font-weight="normal" officeooo:rsid="00117fdb" officeooo:paragraph-rsid="001b0dfa" style:font-size-asian="14pt" style:font-weight-asian="normal" style:font-size-complex="14pt" style:font-weight-complex="normal"/>
    </style:style>
    <style:style style:name="P21" style:family="paragraph" style:parent-style-name="Text_20_body">
      <style:text-properties style:font-name="Times New Roman" fo:font-size="14pt" fo:font-weight="normal" officeooo:rsid="001c692c" officeooo:paragraph-rsid="001c692c" style:font-size-asian="14pt" style:font-weight-asian="normal" style:font-size-complex="14pt" style:font-weight-complex="normal"/>
    </style:style>
    <style:style style:name="P22" style:family="paragraph" style:parent-style-name="Text_20_body">
      <style:text-properties style:font-name="Times New Roman" fo:font-size="14pt" fo:font-weight="normal" officeooo:rsid="001c8eaf" officeooo:paragraph-rsid="001c8eaf" style:font-size-asian="14pt" style:font-weight-asian="normal" style:font-size-complex="14pt" style:font-weight-complex="normal"/>
    </style:style>
    <style:style style:name="P23" style:family="paragraph" style:parent-style-name="Text_20_body">
      <style:text-properties style:font-name="Times New Roman" fo:font-size="14pt" fo:font-weight="normal" officeooo:rsid="0023241b" officeooo:paragraph-rsid="0023241b" style:font-size-asian="14pt" style:font-weight-asian="normal" style:font-size-complex="14pt" style:font-weight-complex="normal"/>
    </style:style>
    <style:style style:name="P24" style:family="paragraph" style:parent-style-name="Text_20_body">
      <style:text-properties style:font-name="Times New Roman" fo:font-size="14pt" fo:font-weight="normal" officeooo:rsid="0027bf6e" officeooo:paragraph-rsid="0027bf6e" style:font-size-asian="14pt" style:font-weight-asian="normal" style:font-size-complex="14pt" style:font-weight-complex="normal"/>
    </style:style>
    <style:style style:name="P25" style:family="paragraph" style:parent-style-name="Text_20_body">
      <style:text-properties style:font-name="Times New Roman" fo:font-size="14pt" fo:font-weight="normal" officeooo:rsid="0027bf6e" officeooo:paragraph-rsid="0028b144" style:font-size-asian="14pt" style:font-weight-asian="normal" style:font-size-complex="14pt" style:font-weight-complex="normal"/>
    </style:style>
    <style:style style:name="P26" style:family="paragraph" style:parent-style-name="Text_20_body">
      <style:text-properties style:font-name="Times New Roman" fo:font-size="13pt" fo:font-weight="normal" officeooo:rsid="00221416" officeooo:paragraph-rsid="001c8eaf" style:font-size-asian="11.3500003814697pt" style:font-weight-asian="normal" style:font-size-complex="13pt" style:font-weight-complex="normal"/>
    </style:style>
    <style:style style:name="P27" style:family="paragraph" style:parent-style-name="Text_20_body">
      <style:text-properties style:font-name="Times New Roman" fo:font-size="13pt" fo:font-weight="normal" officeooo:rsid="00221416" officeooo:paragraph-rsid="00221416" style:font-size-asian="11.3500003814697pt" style:font-weight-asian="normal" style:font-size-complex="13pt" style:font-weight-complex="normal"/>
    </style:style>
    <style:style style:name="P28" style:family="paragraph" style:parent-style-name="Text_20_body">
      <style:text-properties style:font-name="Times New Roman" fo:font-size="13pt" fo:font-weight="normal" officeooo:rsid="0023241b" officeooo:paragraph-rsid="0023241b" style:font-size-asian="11.3500003814697pt" style:font-weight-asian="normal" style:font-size-complex="13pt" style:font-weight-complex="normal"/>
    </style:style>
    <style:style style:name="P29" style:family="paragraph" style:parent-style-name="Text_20_body">
      <style:text-properties style:font-name="Times New Roman" fo:font-size="13pt" fo:font-weight="normal" officeooo:rsid="0023241b" officeooo:paragraph-rsid="00288dfb" style:font-size-asian="11.3500003814697pt" style:font-weight-asian="normal" style:font-size-complex="13pt" style:font-weight-complex="normal"/>
    </style:style>
    <style:style style:name="P30" style:family="paragraph" style:parent-style-name="Text_20_body">
      <style:text-properties style:font-name="Times New Roman" fo:font-size="13pt" fo:font-weight="normal" officeooo:rsid="0027bf6e" officeooo:paragraph-rsid="0027bf6e" style:font-size-asian="11.3500003814697pt" style:font-weight-asian="normal" style:font-size-complex="13pt" style:font-weight-complex="normal"/>
    </style:style>
    <style:style style:name="P31" style:family="paragraph" style:parent-style-name="Text_20_body">
      <style:text-properties style:font-name="Times New Roman" fo:font-size="13pt" fo:font-weight="normal" officeooo:rsid="0028b144" officeooo:paragraph-rsid="0027bf6e" style:font-size-asian="11.3500003814697pt" style:font-weight-asian="normal" style:font-size-complex="13pt" style:font-weight-complex="normal"/>
    </style:style>
    <style:style style:name="P32" style:family="paragraph" style:parent-style-name="Text_20_body">
      <style:text-properties style:font-name="Times New Roman" fo:font-size="13pt" fo:font-weight="normal" officeooo:rsid="0028b144" officeooo:paragraph-rsid="0028b144" style:font-size-asian="11.3500003814697pt" style:font-weight-asian="normal" style:font-size-complex="13pt" style:font-weight-complex="normal"/>
    </style:style>
    <style:style style:name="P33" style:family="paragraph" style:parent-style-name="Text_20_body">
      <style:text-properties style:font-name="Times New Roman" fo:font-size="13pt" fo:font-weight="normal" officeooo:rsid="0028f7ef" officeooo:paragraph-rsid="0028f7ef" style:font-size-asian="11.3500003814697pt" style:font-weight-asian="normal" style:font-size-complex="13pt" style:font-weight-complex="normal"/>
    </style:style>
    <style:style style:name="P34" style:family="paragraph" style:parent-style-name="Text_20_body">
      <style:text-properties style:font-name="Times New Roman" fo:font-size="13pt" fo:font-weight="normal" officeooo:rsid="002942eb" officeooo:paragraph-rsid="002942eb" style:font-size-asian="11.3500003814697pt" style:font-weight-asian="normal" style:font-size-complex="13pt" style:font-weight-complex="normal"/>
    </style:style>
    <style:style style:name="P35" style:family="paragraph" style:parent-style-name="Text_20_body">
      <style:text-properties style:font-name="Times New Roman" fo:font-size="13pt" fo:font-weight="normal" officeooo:rsid="002a2803" officeooo:paragraph-rsid="002a2803" style:font-size-asian="11.3500003814697pt" style:font-weight-asian="normal" style:font-size-complex="13pt" style:font-weight-complex="normal"/>
    </style:style>
    <style:style style:name="P36" style:family="paragraph" style:parent-style-name="Text_20_body">
      <style:text-properties style:font-name="Times New Roman" fo:font-size="13pt" fo:font-weight="bold" officeooo:rsid="0023241b" officeooo:paragraph-rsid="0023241b" style:font-size-asian="11.3500003814697pt" style:font-weight-asian="bold" style:font-size-complex="13pt" style:font-weight-complex="bold"/>
    </style:style>
    <style:style style:name="P37" style:family="paragraph" style:parent-style-name="Text_20_body">
      <style:text-properties style:font-name="Times New Roman" fo:font-size="13pt" fo:font-weight="bold" officeooo:rsid="002a2803" officeooo:paragraph-rsid="002a2803" style:font-size-asian="11.3500003814697pt" style:font-weight-asian="bold" style:font-size-complex="13pt" style:font-weight-complex="bold"/>
    </style:style>
    <style:style style:name="P38" style:family="paragraph" style:parent-style-name="Text_20_body">
      <style:text-properties style:font-name="Times New Roman" fo:font-size="13pt" fo:font-style="italic" fo:font-weight="normal" officeooo:rsid="0023241b" officeooo:paragraph-rsid="0023241b" style:font-size-asian="11.3500003814697pt" style:font-style-asian="italic" style:font-weight-asian="normal" style:font-size-complex="13pt" style:font-style-complex="italic" style:font-weight-complex="normal"/>
    </style:style>
    <style:style style:name="P39" style:family="paragraph" style:parent-style-name="Text_20_body">
      <style:text-properties style:font-name="Times New Roman" fo:font-size="13pt" fo:font-style="italic" fo:font-weight="normal" officeooo:rsid="002a2803" officeooo:paragraph-rsid="002a2803" style:font-size-asian="11.3500003814697pt" style:font-style-asian="italic" style:font-weight-asian="normal" style:font-size-complex="13pt" style:font-style-complex="italic" style:font-weight-complex="normal"/>
    </style:style>
    <style:style style:name="P40" style:family="paragraph" style:parent-style-name="Text_20_body">
      <style:text-properties style:font-name="Times New Roman" fo:font-size="13pt" fo:font-style="italic" fo:font-weight="normal" officeooo:rsid="002bf5b8" officeooo:paragraph-rsid="002bf5b8" style:font-size-asian="11.3500003814697pt" style:font-style-asian="italic" style:font-weight-asian="normal" style:font-size-complex="13pt" style:font-style-complex="italic" style:font-weight-complex="normal"/>
    </style:style>
    <style:style style:name="P41" style:family="paragraph" style:parent-style-name="Text_20_body">
      <style:text-properties style:font-name="Times New Roman" fo:font-size="13pt" fo:font-style="italic" fo:font-weight="normal" officeooo:rsid="002e37ae" officeooo:paragraph-rsid="002e37ae" style:font-size-asian="11.3500003814697pt" style:font-style-asian="italic" style:font-weight-asian="normal" style:font-size-complex="13pt" style:font-style-complex="italic" style:font-weight-complex="normal"/>
    </style:style>
    <style:style style:name="P42" style:family="paragraph" style:parent-style-name="Text_20_body">
      <style:text-properties style:font-name="Times New Roman" fo:font-size="13pt" fo:font-style="italic" fo:font-weight="bold" officeooo:rsid="002a2803" officeooo:paragraph-rsid="002a2803" style:font-size-asian="11.3500003814697pt" style:font-style-asian="italic" style:font-weight-asian="bold" style:font-size-complex="13pt" style:font-style-complex="italic" style:font-weight-complex="bold"/>
    </style:style>
    <style:style style:name="P43" style:family="paragraph" style:parent-style-name="Text_20_body">
      <style:text-properties style:font-name="Times New Roman" fo:font-size="10pt" fo:font-weight="normal" officeooo:rsid="002a2803" officeooo:paragraph-rsid="002a2803" style:font-size-asian="10pt" style:font-weight-asian="normal" style:font-size-complex="10pt" style:font-weight-complex="normal"/>
    </style:style>
    <style:style style:name="P44" style:family="paragraph" style:parent-style-name="Text_20_body">
      <style:text-properties style:font-name="Times New Roman" fo:font-size="10pt" fo:font-weight="normal" officeooo:rsid="002a2803" officeooo:paragraph-rsid="002bf5b8" style:font-size-asian="10pt" style:font-weight-asian="normal" style:font-size-complex="10pt" style:font-weight-complex="normal"/>
    </style:style>
    <style:style style:name="P45" style:family="paragraph" style:parent-style-name="Text_20_body">
      <style:text-properties style:font-name="Times New Roman" fo:font-size="10pt" fo:font-weight="normal" officeooo:rsid="002a2803" officeooo:paragraph-rsid="002d1471" style:font-size-asian="10pt" style:font-weight-asian="normal" style:font-size-complex="10pt" style:font-weight-complex="normal"/>
    </style:style>
    <style:style style:name="P46" style:family="paragraph" style:parent-style-name="Text_20_body">
      <style:text-properties style:font-name="Times New Roman" fo:font-size="10pt" fo:font-weight="normal" officeooo:rsid="002a2803" officeooo:paragraph-rsid="002e37ae" style:font-size-asian="10pt" style:font-weight-asian="normal" style:font-size-complex="10pt" style:font-weight-complex="normal"/>
    </style:style>
    <style:style style:name="P47" style:family="paragraph" style:parent-style-name="Text_20_body">
      <style:text-properties style:font-name="Times New Roman" fo:font-size="10pt" fo:font-weight="normal" officeooo:rsid="002a2803" officeooo:paragraph-rsid="00307c2c" style:font-size-asian="10pt" style:font-weight-asian="normal" style:font-size-complex="10pt" style:font-weight-complex="normal"/>
    </style:style>
    <style:style style:name="P48" style:family="paragraph" style:parent-style-name="Text_20_body">
      <style:text-properties style:font-name="Times New Roman" fo:font-size="10pt" fo:font-weight="normal" officeooo:rsid="002a2803" officeooo:paragraph-rsid="0033d73c" style:font-size-asian="10pt" style:font-weight-asian="normal" style:font-size-complex="10pt" style:font-weight-complex="normal"/>
    </style:style>
    <style:style style:name="P49" style:family="paragraph" style:parent-style-name="Text_20_body">
      <style:text-properties style:font-name="Times New Roman" fo:font-size="10pt" fo:font-weight="normal" officeooo:rsid="002a2803" officeooo:paragraph-rsid="0035419a" style:font-size-asian="10pt" style:font-weight-asian="normal" style:font-size-complex="10pt" style:font-weight-complex="normal"/>
    </style:style>
    <style:style style:name="P50" style:family="paragraph" style:parent-style-name="Text_20_body">
      <style:text-properties style:font-name="Times New Roman" fo:font-size="10pt" fo:font-weight="normal" officeooo:rsid="002bf5b8" officeooo:paragraph-rsid="002d1471" style:font-size-asian="10pt" style:font-weight-asian="normal" style:font-size-complex="10pt" style:font-weight-complex="normal"/>
    </style:style>
    <style:style style:name="P51" style:family="paragraph" style:parent-style-name="Text_20_body">
      <style:text-properties style:font-name="Times New Roman" fo:font-size="10pt" fo:font-weight="normal" officeooo:rsid="002bf5b8" officeooo:paragraph-rsid="002e37ae" style:font-size-asian="10pt" style:font-weight-asian="normal" style:font-size-complex="10pt" style:font-weight-complex="normal"/>
    </style:style>
    <style:style style:name="P52" style:family="paragraph" style:parent-style-name="Text_20_body">
      <style:text-properties style:font-name="Times New Roman" fo:font-size="10pt" fo:font-weight="normal" officeooo:rsid="002f4a4b" officeooo:paragraph-rsid="002f4a4b" style:font-size-asian="10pt" style:font-weight-asian="normal" style:font-size-complex="10pt" style:font-weight-complex="normal"/>
    </style:style>
    <style:style style:name="P53" style:family="paragraph" style:parent-style-name="Text_20_body">
      <style:text-properties style:font-name="Times New Roman" fo:font-size="10pt" fo:font-weight="normal" officeooo:rsid="00307c2c" officeooo:paragraph-rsid="00307c2c" style:font-size-asian="10pt" style:font-weight-asian="normal" style:font-size-complex="10pt" style:font-weight-complex="normal"/>
    </style:style>
    <style:style style:name="P54" style:family="paragraph" style:parent-style-name="Text_20_body">
      <style:text-properties style:font-name="Times New Roman" fo:font-size="10pt" fo:font-weight="normal" officeooo:rsid="0031c6a3" officeooo:paragraph-rsid="0031c6a3" style:font-size-asian="10pt" style:font-weight-asian="normal" style:font-size-complex="10pt" style:font-weight-complex="normal"/>
    </style:style>
    <style:style style:name="P55" style:family="paragraph" style:parent-style-name="Text_20_body">
      <style:text-properties style:font-name="Times New Roman" fo:font-size="10pt" fo:font-style="normal" fo:font-weight="normal" officeooo:rsid="002e37ae" officeooo:paragraph-rsid="002e37ae" style:font-size-asian="8.75pt" style:font-style-asian="normal" style:font-weight-asian="normal" style:font-size-complex="10pt" style:font-style-complex="normal" style:font-weight-complex="normal"/>
    </style:style>
    <style:style style:name="P56" style:family="paragraph" style:parent-style-name="Text_20_body">
      <style:text-properties style:font-name="Times New Roman" fo:font-size="10pt" fo:font-style="normal" fo:font-weight="normal" officeooo:rsid="002e37ae" officeooo:paragraph-rsid="002f4a4b" style:font-size-asian="8.75pt" style:font-style-asian="normal" style:font-weight-asian="normal" style:font-size-complex="10pt" style:font-style-complex="normal" style:font-weight-complex="normal"/>
    </style:style>
    <style:style style:name="P57" style:family="paragraph" style:parent-style-name="Text_20_body">
      <style:text-properties style:font-name="Times New Roman" fo:font-size="8pt" fo:font-weight="normal" officeooo:rsid="002a2803" officeooo:paragraph-rsid="002bf5b8" style:font-size-asian="8pt" style:font-weight-asian="normal" style:font-size-complex="8pt" style:font-weight-complex="normal"/>
    </style:style>
    <style:style style:name="P58" style:family="paragraph" style:parent-style-name="Text_20_body">
      <style:text-properties officeooo:paragraph-rsid="002d1471"/>
    </style:style>
    <style:style style:name="P59" style:family="paragraph" style:parent-style-name="Text_20_body">
      <style:text-properties officeooo:paragraph-rsid="002e37ae"/>
    </style:style>
    <style:style style:name="P60" style:family="paragraph" style:parent-style-name="Text_20_body">
      <style:text-properties officeooo:rsid="00307c2c" officeooo:paragraph-rsid="00307c2c"/>
    </style:style>
    <style:style style:name="P61" style:family="paragraph" style:parent-style-name="Text_20_body">
      <style:text-properties officeooo:rsid="00307c2c" officeooo:paragraph-rsid="003288a2"/>
    </style:style>
    <style:style style:name="P62" style:family="paragraph" style:parent-style-name="Heading_20_2">
      <style:text-properties fo:font-size="14pt" fo:font-weight="normal" officeooo:rsid="00117fdb" officeooo:paragraph-rsid="00117fdb" style:font-size-asian="14pt" style:font-weight-asian="normal" style:font-size-complex="14pt" style:font-weight-complex="normal"/>
    </style:style>
    <style:style style:name="P63" style:family="paragraph" style:parent-style-name="Heading_20_2">
      <style:text-properties style:font-name="Times New Roman" fo:font-size="14pt" fo:font-weight="normal" officeooo:rsid="00117fdb" officeooo:paragraph-rsid="001b0dfa" style:font-size-asian="14pt" style:font-weight-asian="normal" style:font-size-complex="14pt" style:font-weight-complex="normal"/>
    </style:style>
    <style:style style:name="P64" style:family="paragraph" style:parent-style-name="Heading_20_2">
      <style:text-properties style:font-name="Times New Roman" fo:font-size="14pt" fo:font-weight="normal" officeooo:rsid="001c8eaf" officeooo:paragraph-rsid="001c8eaf" style:font-size-asian="14pt" style:font-weight-asian="normal" style:font-size-complex="14pt" style:font-weight-complex="normal"/>
    </style:style>
    <style:style style:name="P65" style:family="paragraph" style:parent-style-name="Heading_20_2">
      <style:text-properties style:font-name="Times New Roman" fo:font-size="14pt" fo:font-weight="normal" officeooo:rsid="0023241b" officeooo:paragraph-rsid="0023241b" style:font-size-asian="14pt" style:font-weight-asian="normal" style:font-size-complex="14pt" style:font-weight-complex="normal"/>
    </style:style>
    <style:style style:name="P66" style:family="paragraph" style:parent-style-name="Heading_20_2">
      <style:text-properties style:font-name="Times New Roman" fo:font-size="14pt" fo:font-weight="normal" officeooo:rsid="0027bf6e" officeooo:paragraph-rsid="0027bf6e" style:font-size-asian="14pt" style:font-weight-asian="normal" style:font-size-complex="14pt" style:font-weight-complex="normal"/>
    </style:style>
    <style:style style:name="P67" style:family="paragraph" style:parent-style-name="Heading_20_2">
      <style:text-properties style:font-name="Times New Roman" fo:font-size="13pt" fo:font-weight="normal" officeooo:rsid="0037aa49" officeooo:paragraph-rsid="0037aa49" style:font-size-asian="11.3500003814697pt" style:font-weight-asian="normal" style:font-size-complex="13pt" style:font-weight-complex="normal"/>
    </style:style>
    <style:style style:name="P68" style:family="paragraph" style:parent-style-name="Text_20_body">
      <style:text-properties style:font-name="Times New Roman" fo:font-size="13pt" fo:font-weight="normal" officeooo:rsid="00241bc6" officeooo:paragraph-rsid="00288dfb" style:font-size-asian="11.3500003814697pt" style:font-weight-asian="normal" style:font-size-complex="13pt" style:font-weight-complex="normal"/>
    </style:style>
    <style:style style:name="P69" style:family="paragraph" style:parent-style-name="Text_20_body">
      <style:text-properties style:font-name="Times New Roman" fo:font-size="13pt" fo:font-weight="normal" officeooo:rsid="0028b144" officeooo:paragraph-rsid="0028b144" style:font-size-asian="11.3500003814697pt" style:font-weight-asian="normal" style:font-size-complex="13pt" style:font-weight-complex="normal"/>
    </style:style>
    <style:style style:name="P70" style:family="paragraph" style:parent-style-name="Text_20_body">
      <style:text-properties style:font-name="Times New Roman" fo:font-size="10pt" fo:font-style="normal" fo:font-weight="normal" officeooo:rsid="002bf5b8" officeooo:paragraph-rsid="002bf5b8" style:font-size-asian="10pt" style:font-style-asian="normal" style:font-weight-asian="normal" style:font-size-complex="10pt" style:font-style-complex="normal" style:font-weight-complex="normal"/>
    </style:style>
    <style:style style:name="P71" style:family="paragraph" style:parent-style-name="Text_20_body">
      <style:text-properties style:font-name="Times New Roman" fo:font-size="10pt" fo:font-style="normal" fo:font-weight="normal" officeooo:rsid="002bf5b8" officeooo:paragraph-rsid="002d1471" style:font-size-asian="10pt" style:font-style-asian="normal" style:font-weight-asian="normal" style:font-size-complex="10pt" style:font-style-complex="normal" style:font-weight-complex="normal"/>
    </style:style>
    <style:style style:name="P72" style:family="paragraph" style:parent-style-name="Text_20_body">
      <style:text-properties style:font-name="Times New Roman" fo:font-size="10pt" fo:font-style="normal" fo:font-weight="normal" officeooo:rsid="002bf5b8" officeooo:paragraph-rsid="002e37ae" style:font-size-asian="10pt" style:font-style-asian="normal" style:font-weight-asian="normal" style:font-size-complex="10pt" style:font-style-complex="normal" style:font-weight-complex="normal"/>
    </style:style>
    <style:style style:name="P73" style:family="paragraph" style:parent-style-name="Text_20_body">
      <style:text-properties style:font-name="Times New Roman" fo:font-size="10pt" fo:font-style="normal" fo:font-weight="normal" officeooo:rsid="002bf5b8" officeooo:paragraph-rsid="003288a2" style:font-size-asian="10pt" style:font-style-asian="normal" style:font-weight-asian="normal" style:font-size-complex="10pt" style:font-style-complex="normal" style:font-weight-complex="normal"/>
    </style:style>
    <style:style style:name="P74" style:family="paragraph" style:parent-style-name="Text_20_body">
      <style:text-properties style:font-name="Times New Roman" fo:font-size="10pt" fo:font-style="normal" fo:font-weight="normal" officeooo:rsid="002a2803" officeooo:paragraph-rsid="002f4a4b" style:font-size-asian="10pt" style:font-style-asian="normal" style:font-weight-asian="normal" style:font-size-complex="10pt" style:font-style-complex="normal" style:font-weight-complex="normal"/>
    </style:style>
    <style:style style:name="P75" style:family="paragraph" style:parent-style-name="Text_20_body">
      <style:text-properties style:font-name="Times New Roman" fo:font-size="10pt" fo:font-style="normal" fo:font-weight="normal" officeooo:rsid="0031c6a3" officeooo:paragraph-rsid="0031c6a3" style:font-size-asian="10pt" style:font-style-asian="normal" style:font-weight-asian="normal" style:font-size-complex="10pt" style:font-style-complex="normal" style:font-weight-complex="normal"/>
    </style:style>
    <style:style style:name="P76" style:family="paragraph" style:parent-style-name="Text_20_body">
      <style:text-properties style:font-name="Times New Roman" fo:font-size="10pt" fo:font-weight="normal" officeooo:rsid="002a2803" officeooo:paragraph-rsid="002e37ae" style:font-size-asian="10pt" style:font-weight-asian="normal" style:font-size-complex="10pt" style:font-weight-complex="normal"/>
    </style:style>
    <style:style style:name="T1" style:family="text">
      <style:text-properties officeooo:rsid="000bad0f"/>
    </style:style>
    <style:style style:name="T2" style:family="text">
      <style:text-properties officeooo:rsid="000f9530"/>
    </style:style>
    <style:style style:name="T3" style:family="text">
      <style:text-properties officeooo:rsid="0011f07e"/>
    </style:style>
    <style:style style:name="T4" style:family="text">
      <style:text-properties officeooo:rsid="0012e14f"/>
    </style:style>
    <style:style style:name="T5" style:family="text">
      <style:text-properties fo:font-weight="normal" style:font-weight-asian="normal" style:font-weight-complex="normal"/>
    </style:style>
    <style:style style:name="T6" style:family="text">
      <style:text-properties officeooo:rsid="0014de69"/>
    </style:style>
    <style:style style:name="T7" style:family="text">
      <style:text-properties officeooo:rsid="001b0dfa"/>
    </style:style>
    <style:style style:name="T8" style:family="text">
      <style:text-properties officeooo:rsid="001f8813"/>
    </style:style>
    <style:style style:name="T9" style:family="text">
      <style:text-properties officeooo:rsid="0021045f"/>
    </style:style>
    <style:style style:name="T10" style:family="text">
      <style:text-properties officeooo:rsid="00241bc6"/>
    </style:style>
    <style:style style:name="T11" style:family="text">
      <style:text-properties officeooo:rsid="002536ba"/>
    </style:style>
    <style:style style:name="T12" style:family="text">
      <style:text-properties officeooo:rsid="00288dfb"/>
    </style:style>
    <style:style style:name="T13" style:family="text">
      <style:text-properties officeooo:rsid="0028b144"/>
    </style:style>
    <style:style style:name="T14" style:family="text">
      <style:text-properties fo:font-size="13pt" officeooo:rsid="0028b144" style:font-size-asian="11.3500003814697pt" style:font-size-complex="13pt"/>
    </style:style>
    <style:style style:name="T15" style:family="text">
      <style:text-properties officeooo:rsid="0028bed6"/>
    </style:style>
    <style:style style:name="T16" style:family="text">
      <style:text-properties style:font-name="Times New Roman" fo:font-size="10pt" fo:font-weight="normal" officeooo:rsid="002a2803" style:font-size-asian="10pt" style:font-weight-asian="normal" style:font-size-complex="10pt" style:font-weight-complex="normal"/>
    </style:style>
    <style:style style:name="T17" style:family="text">
      <style:text-properties style:font-name="Times New Roman" fo:font-size="10pt" fo:font-weight="normal" officeooo:rsid="002d1471" style:font-size-asian="10pt" style:font-weight-asian="normal" style:font-size-complex="10pt" style:font-weight-complex="normal"/>
    </style:style>
    <style:style style:name="T18" style:family="text">
      <style:text-properties style:font-name="Times New Roman" fo:font-size="10pt" fo:font-weight="normal" officeooo:rsid="002e37ae" style:font-size-asian="10pt" style:font-weight-asian="normal" style:font-size-complex="10pt" style:font-weight-complex="normal"/>
    </style:style>
    <style:style style:name="T19" style:family="text">
      <style:text-properties style:font-name="Times New Roman" fo:font-size="10pt" fo:font-style="normal" fo:font-weight="normal" style:font-size-asian="10pt" style:font-style-asian="normal" style:font-weight-asian="normal" style:font-size-complex="10pt" style:font-style-complex="normal" style:font-weight-complex="normal"/>
    </style:style>
    <style:style style:name="T20" style:family="text">
      <style:text-properties style:font-name="Times New Roman" fo:font-size="10pt" fo:font-style="normal" fo:font-weight="normal" officeooo:rsid="002bf5b8" style:font-size-asian="10pt" style:font-style-asian="normal" style:font-weight-asian="normal" style:font-size-complex="10pt" style:font-style-complex="normal" style:font-weight-complex="normal"/>
    </style:style>
    <style:style style:name="T21" style:family="text">
      <style:text-properties style:font-name="Times New Roman" fo:font-size="10pt" fo:font-style="normal" fo:font-weight="normal" officeooo:rsid="002f4a4b" style:font-size-asian="10pt" style:font-style-asian="normal" style:font-weight-asian="normal" style:font-size-complex="10pt" style:font-style-complex="normal" style:font-weight-complex="normal"/>
    </style:style>
    <style:style style:name="T22" style:family="text">
      <style:text-properties style:font-name="Times New Roman" fo:font-size="10pt" fo:font-style="normal" fo:font-weight="normal" officeooo:rsid="003288a2" style:font-size-asian="10pt" style:font-style-asian="normal" style:font-weight-asian="normal" style:font-size-complex="10pt" style:font-style-complex="normal" style:font-weight-complex="normal"/>
    </style:style>
    <style:style style:name="T23" style:family="text">
      <style:text-properties officeooo:rsid="002bf5b8"/>
    </style:style>
    <style:style style:name="T24" style:family="text">
      <style:text-properties fo:font-style="italic" style:font-style-asian="italic" style:font-style-complex="italic"/>
    </style:style>
    <style:style style:name="T25" style:family="text">
      <style:text-properties fo:font-style="italic" officeooo:rsid="002bf5b8" style:font-style-asian="italic" style:font-style-complex="italic"/>
    </style:style>
    <style:style style:name="T26" style:family="text">
      <style:text-properties fo:font-style="normal" style:font-style-asian="normal" style:font-style-complex="normal"/>
    </style:style>
    <style:style style:name="T27" style:family="text">
      <style:text-properties fo:font-style="normal" officeooo:rsid="002bf5b8" style:font-style-asian="normal" style:font-style-complex="normal"/>
    </style:style>
    <style:style style:name="T28" style:family="text">
      <style:text-properties fo:font-style="normal" officeooo:rsid="002d1471" style:font-style-asian="normal" style:font-style-complex="normal"/>
    </style:style>
    <style:style style:name="T29" style:family="text">
      <style:text-properties fo:font-style="normal" officeooo:rsid="002f4a4b" style:font-style-asian="normal" style:font-style-complex="normal"/>
    </style:style>
    <style:style style:name="T30" style:family="text">
      <style:text-properties fo:font-style="normal" officeooo:rsid="00307c2c" style:font-style-asian="normal" style:font-style-complex="normal"/>
    </style:style>
    <style:style style:name="T31" style:family="text">
      <style:text-properties fo:font-style="normal" officeooo:rsid="003288a2" style:font-style-asian="normal" style:font-style-complex="normal"/>
    </style:style>
    <style:style style:name="T32" style:family="text">
      <style:text-properties fo:font-style="normal" officeooo:rsid="0035f368" style:font-style-asian="normal" style:font-style-complex="normal"/>
    </style:style>
    <style:style style:name="T33" style:family="text">
      <style:text-properties fo:font-style="normal" officeooo:rsid="0037aa49" style:font-style-asian="normal" style:font-style-complex="normal"/>
    </style:style>
    <style:style style:name="T34" style:family="text">
      <style:text-properties officeooo:rsid="002e37ae"/>
    </style:style>
    <style:style style:name="T35" style:family="text">
      <style:text-properties officeooo:rsid="002a2803" style:font-size-asian="10pt"/>
    </style:style>
    <style:style style:name="T36" style:family="text">
      <style:text-properties officeooo:rsid="002bf5b8" style:font-size-asian="10pt"/>
    </style:style>
    <style:style style:name="T37" style:family="text">
      <style:text-properties officeooo:rsid="002f4a4b" style:font-size-asian="10pt"/>
    </style:style>
    <style:style style:name="T38" style:family="text">
      <style:text-properties officeooo:rsid="002f4a4b"/>
    </style:style>
    <style:style style:name="T39" style:family="text">
      <style:text-properties officeooo:rsid="0031c6a3"/>
    </style:style>
    <style:style style:name="T40" style:family="text">
      <style:text-properties officeooo:rsid="0033d73c"/>
    </style:style>
    <style:style style:name="T41" style:family="text">
      <style:text-properties officeooo:rsid="0035419a"/>
    </style:style>
    <style:style style:name="T42" style:family="text">
      <style:text-properties officeooo:rsid="0035f368"/>
    </style:style>
    <style:style style:name="T43" style:family="text">
      <style:text-properties officeooo:rsid="0038f93a"/>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okumentaatio</text:p>
      <text:p text:style-name="P1"/>
      <text:p text:style-name="P2">1. Johdanto</text:p>
      <text:p text:style-name="P2"/>
      <text:p text:style-name="P3">- Järjestelmästä:</text:p>
      <text:p text:style-name="P3"/>
      <text:p text:style-name="P3"><text:tab/>Järjestelmän tarkoituksena on luoda käyttäjälle mahdollisuus hallita, ylläpitää ja tarkastella tietokantaansa haluamallaan tavalla. Tietokannan hallinta- ja ylläpitotehtävissä käytettävät erilaiset lomakkeet ja tarkastelussa käytettävät asetelmat ovat täysin käyttäjän itsensä <text:s/>muokattavissa. Järjestelmä tarjoaa myös tyokalut tietokannan sisällön rakenteen muovaamiseen ja muokkaamiseen.</text:p>
      <text:p text:style-name="P3"/>
      <text:p text:style-name="P7">__________________________________________________________________________</text:p>
      <text:p text:style-name="P7"/>
      <text:p text:style-name="P3"/>
      <text:p text:style-name="P3">- Tarkoituksesta:</text:p>
      <text:p text:style-name="P3"/>
      <text:p text:style-name="P3"><text:tab/>Tietokannat taipuvat moneen eri tehtävään, ja tämän takia ei ole aina välttämätöntä rajoittaa käyttäjän ja tietokannan toimintaa keinotekoisesti. Toki tietokantaa voidaan aivan hyvin käyttää pelkän SQL-kielen sekä komentorivin kautta, mutta tietyissä tilanteissa on tarkoituksenmukaista upottaa tietokantaan talletettu tieto esimerkiksi jonkinlaiseen arkistomalliin. Tällöin säilötyn informaation asiayhteyskin tulee todennäköisesti paremmin esille.</text:p>
      <text:p text:style-name="P3"/>
      <text:p text:style-name="P3">Tämän järjestelmän tarkoituksena on ratkaista tietynlainen muokattavuuden ongelma, joka liittyy todennäköisesti aika moneen tietokannanhallintajärjestelmään. Toisaalta jotkut järjestelmät antavat, ja ehkä ihan asianmukaisestikin, pelkän komentorivin sekä SQL-tulkin käyttäjän käyttöön, mutta toki sellaisiakin järjestelmiä löytyy, jotka tarjoavat käyttäjille lomakkeita, joiden avulla tietokantaa voidaan muokata. Ongelmana näissä kuitenkin on se, että lomakkeet <text:span text:style-name="T1">ja asetelmat</text:span> ovat vain harvoin ns. loppukäyttäjän muokattavissa, ja tämä ns. loppukäyttäjä pakotetaan käyttämään sellaista lomaketta <text:span text:style-name="T1">ja/tai asetelmaa</text:span>, joka ei välttämättä ole millään tavalla sopiva juuri hänen tehtäväänsä ajatellen. <text:span text:style-name="T1">Tämän nimenomaisen järjestelmän tarkoituksena on antaa tälle loppukäyttäjälle mahdollisuus muokata näitä lomakkeita haluamallaan tavalla XML-metakielen avulla.</text:span></text:p>
      <text:p text:style-name="P3"/>
      <text:p text:style-name="P4"><text:span text:style-name="T1">E</text:span>simerkiksi seuraavalla XML-koodilla<text:span text:style-name="T2">(C-kielellä tekemäni version esimerkin mukaisesti)</text:span> voitaisiin luoda eräänlainen arkistomalli, tai asetelma, joka toimisi rakenteena, johon tietokannan Asiakas-taulusta haettu data upotettaisiin aina rivikohtaisesti:</text:p>
      <text:p text:style-name="P4"/>
      <text:p text:style-name="P9">&lt;?xml version="1.0" ?&gt;</text:p>
      <text:p text:style-name="P9">&lt;layout&gt;</text:p>
      <text:p text:style-name="P9">&lt;name&gt;Asiakkaat&lt;/name&gt;</text:p>
      <text:p text:style-name="P9">&lt;sqlstatement&gt;SELECT * FROM Asiakas&lt;/sqlstatement&gt;</text:p>
      <text:p text:style-name="P9">&lt;visuals&gt;</text:p>
      <text:p text:style-name="P9">&lt;div x="10" y="10" width="300" height="400" r="62000" g="62000" b="62000"&gt;</text:p>
      <text:p text:style-name="P9">&lt;text x="10" y="10" font="Monospace 14"&gt;&lt;string&gt;Asiakas&lt;/string&gt;&lt;/text&gt;</text:p>
      <text:p text:style-name="P9">&lt;text x="10" y="40" font="Monospace 12"&gt;&lt;string&gt;Etunimi:&lt;/string&gt;&lt;data column="Etunimi"/&gt;&lt;/text&gt;</text:p>
      <text:p text:style-name="P9">&lt;text x="10" y="70" font="Monospace 12"&gt;&lt;string&gt;Sukunimi:&lt;/string&gt;&lt;data column="Sukunimi"/&gt;&lt;/text&gt;</text:p>
      <text:p text:style-name="P9">&lt;text x="10" y="100" font="Monospace 12"&gt;&lt;string&gt;Yritys:&lt;/string&gt;&lt;data column="Yritys"/&gt;&lt;/text&gt;</text:p>
      <text:p text:style-name="P9">&lt;text x="10" y="130" font="Monospace 12"&gt;&lt;string&gt;Titteli:&lt;/string&gt;&lt;data column="Titteli"/&gt;&lt;/text&gt;</text:p>
      <text:p text:style-name="P9">&lt;/div&gt;</text:p>
      <text:p text:style-name="P9"><text:soft-page-break/>&lt;/visuals&gt;</text:p>
      <text:p text:style-name="P9">&lt;/layout&gt;</text:p>
      <text:p text:style-name="P4"/>
      <text:p text:style-name="P4">Havainnoitavana tuloksena olisi jotakuinkin seuraavanlainen malli:</text:p>
      <text:p text:style-name="P4"><draw:frame draw:style-name="fr1" draw:name="grafiikka1" text:anchor-type="paragraph" svg:width="8.204cm" svg:height="10.821cm" draw:z-index="0"><draw:image xlink:href="Pictures/200000090000200B00002A46143670F5.svm"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5">Ja kun tietokantaa ruvettaisiin selaamaan, täyttyisi tämä malli seuraavanlaisella tavalla:</text:p>
      <text:p text:style-name="P5"/>
      <text:p text:style-name="P5"><draw:frame draw:style-name="fr1" draw:name="grafiikka2" text:anchor-type="paragraph" svg:width="8.177cm" svg:height="10.85cm" draw:z-index="1"><draw:image xlink:href="Pictures/2000000900001FF100002A61F5193919.svm"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5">Jos siis oletetaan, että tietokannan taulussa Asiakas on ylläolevan kaltainen rivi.</text:p>
      <text:p text:style-name="P6">Ja sama pätee myös ylläpitoon käytettäviin lomakkeisiin, joiden avulla voidaan poistaa, lisätä ja muokata taulussa jo olevia rivejä.</text:p>
      <text:p text:style-name="P6"/>
      <text:p text:style-name="P6">__________________________________________________________________________</text:p>
      <text:p text:style-name="P6"/>
      <text:p text:style-name="P6">- Toteutus-/toimintaympäristö<text:span text:style-name="T3">stä:</text:span></text:p>
      <text:p text:style-name="P6"/>
      <text:p text:style-name="P8"><text:tab/>Järjestelmä käyttää MySQL:ää sekä PHP:tä palvelinpuolen toiminnallisuuden mahdollistavana skriptikielenä. Käyttäjäpuolella järjestelmä nojautuu vahvasti Bootstrapiin sekä Javascriptiin(ja edelleen jQueryyn tietyissä tilanteissa). Tässä tapauksessa järjestelmä toteutetaan laitoksen users-palvelimella, mutta tämä tuskin on sinänsä mikään rajoittava tekijä.</text:p>
      <text:p text:style-name="P14"/>
      <text:p text:style-name="P6"/>
      <text:p text:style-name="P6"/>
      <text:h text:style-name="P62" text:outline-level="2">2. Yleiskuva järjestelmästä</text:h>
      <text:p text:style-name="P6"/>
      <text:p text:style-name="P8">- Käyttötapauskaavio:</text:p>
      <text:p text:style-name="P8"><draw:frame draw:style-name="fr1" draw:name="grafiikka3" text:anchor-type="paragraph" svg:width="16.221cm" svg:height="14.102cm" draw:z-index="4"><draw:image xlink:href="Pictures/2000000900003F5C00003717FFD20647.svm" xlink:type="simple" xlink:show="embed" xlink:actuate="onLoad"/></draw:frame></text:p>
      <text:p text:style-name="P14"><text:soft-page-break/></text:p>
      <text:p text:style-name="P6"/>
      <text:h text:style-name="P62" text:outline-level="2">3. Käyttötapaukset</text:h>
      <text:p text:style-name="P19"/>
      <text:p text:style-name="P6"/>
      <text:p text:style-name="P12"><text:span text:style-name="T4">L</text:span>ukijan käyttötapaukset:</text:p>
      <text:p text:style-name="P10"><text:tab/></text:p>
      <text:p text:style-name="P10"><text:tab/>Tietokannan selaaminen: Lukija voi selata niitä <text:span text:style-name="T9">asetelmia</text:span>, jotka ovat hänelle avoimia.</text:p>
      <text:p text:style-name="P10"/>
      <text:p text:style-name="P12">Muokkaajan käyttötapaukset:</text:p>
      <text:p text:style-name="P12"/>
      <text:p text:style-name="P10"><text:tab/>Tietokannan selaaminen: Muokaaja voi selata niitä <text:span text:style-name="T9">asetelmia</text:span>, jotka ovat hänelle avoimia.</text:p>
      <text:p text:style-name="P10"/>
      <text:p text:style-name="P10"><text:tab/>Tietokannasta hakeminen: Muokkaaja voi käyttää järjestelmän hakupalveluja ko. käyttäjän yleisten <text:span text:style-name="T9">asetelma</text:span>rajoitusten mukaisesti.</text:p>
      <text:p text:style-name="P10"/>
      <text:p text:style-name="P10"><text:tab/>Ylläpitolomakkeiden käyttäminen: Muokkaaja voi yleisten oikeuksiensa rajoissa käyttää ylläpitolomakkeita.</text:p>
      <text:p text:style-name="P10"/>
      <text:p text:style-name="P12">Ylläpitäjän käyttötapaukset: </text:p>
      <text:p text:style-name="P12"/>
      <text:p text:style-name="P12"><text:tab/><text:span text:style-name="T5">Tietokannan selaaminen: Ylläpitäjä voi selata tietokantaa vapaasti.</text:span></text:p>
      <text:p text:style-name="P10"/>
      <text:p text:style-name="P10"><text:tab/>Tietokannasta hakeminen: Ylläpitäjä voi käyttää järjestelmän hakupalveluja vapaasti.</text:p>
      <text:p text:style-name="P10"/>
      <text:p text:style-name="P10"><text:tab/>Asetelmien muokkaaminen: Ylläpitäjä voi muokata asetelmien XML-rakennetta vapaasti.</text:p>
      <text:p text:style-name="P10"/>
      <text:p text:style-name="P10"><text:tab/>Ylläpitolomakkeiden käyttäminen: Ylläpitäjä voi vapaasti käyttää ylläpitolomakkeita.</text:p>
      <text:p text:style-name="P12"><text:tab/></text:p>
      <text:p text:style-name="P10"><text:tab/><text:span text:style-name="T6">Tietokannan rakenteen muokkaaminen: Ylläpitäjä voi muokata tietokannan rakennetta(ts. lisätä/poistaa/muokata tauluja, asetelmia, sarakkeita jne.)</text:span></text:p>
      <text:p text:style-name="P10"/>
      <text:p text:style-name="P11"><text:tab/>Käyttäjien lisääminen: Ylläpitäjä voi lisätä käyttäjiä ja asettaa käyttörajoituksia ja -oikeuksia.</text:p>
      <text:p text:style-name="P15"/>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h text:style-name="P63" text:outline-level="2"><text:soft-page-break/>4. Järjestelmän tietosisältö</text:h>
      <text:p text:style-name="P20"/>
      <text:p text:style-name="P20">- <text:span text:style-name="T7">Käsitekaavio:</text:span></text:p>
      <text:p text:style-name="P21"><draw:frame draw:style-name="fr2" draw:name="grafiikka4" text:anchor-type="paragraph" svg:width="17cm" svg:height="8.934cm" draw:z-index="2"><draw:image xlink:href="Pictures/2000000900004ABA00002747A5608A10.svm" xlink:type="simple" xlink:show="embed" xlink:actuate="onLoad"/></draw:frame><text:span text:style-name="T7">T</text:span>ietokohde: Taulu</text:p>
      <text:p text:style-name="P21">Taulun id, kokonaisluku, avain</text:p>
      <text:p text:style-name="P21">Nimi, merkkijono, taulun nimi</text:p>
      <text:p text:style-name="P21"/>
      <text:p text:style-name="P21">Tietokohde: Sarake</text:p>
      <text:p text:style-name="P21">Sarakkeen id, kokonaisluku, avain</text:p>
      <text:p text:style-name="P21">Taulun id, kokonaisluku, mihin tauluun sarake liittyy?</text:p>
      <text:p text:style-name="P21">Sarakkeen nimi, merkkijono, sarakkeen nimi</text:p>
      <text:p text:style-name="P21">Sarakkeen tyyppi, merkkijono, sarakkeen tyyppi</text:p>
      <text:p text:style-name="P21"/>
      <text:p text:style-name="P21">Tietokohde: Asetelma</text:p>
      <text:p text:style-name="P21">Asetelman id, kokonaisluku, avain</text:p>
      <text:p text:style-name="P21">Asetelman nimi, merkkijono, asetelman nimi</text:p>
      <text:p text:style-name="P21">Arkisto-XML, merkkijono, arkiston rakennetta kuvaava XML-informaatio</text:p>
      <text:p text:style-name="P21">Ylläpito-XML, merkkijono, ylläpitolomakkeen rakennetta kuvaava XML-informaatio</text:p>
      <text:p text:style-name="P22">SQL-lauseke, merkkijono, minkälaisesta joukosta asetelma hakee informaationsa?</text:p>
      <text:p text:style-name="P22"/>
      <text:p text:style-name="P22"/>
      <text:p text:style-name="P22"><text:soft-page-break/>Tietokohde: Käyttäjä</text:p>
      <text:p text:style-name="P22">Käyttäjän id, kokonaisluku, avain</text:p>
      <text:p text:style-name="P22">Käyttäjän nimi, merkkijono, käyttäjän nimi</text:p>
      <text:p text:style-name="P22">Salasanatiiviste, merkkijono, tunnistautumisessa käytettävä verrokki</text:p>
      <text:p text:style-name="P22">Salasanasuola, merkkijono, tunnistautumisessa käytettävä suola</text:p>
      <text:p text:style-name="P22"/>
      <text:p text:style-name="P22">Tietokohde: Oikeudet</text:p>
      <text:p text:style-name="P22">Oikeuden id, kokonaisluku, avain</text:p>
      <text:p text:style-name="P22">Käyttäjän id, kokonaisluku, mihin käyttäjään oikeudet liittyvät?</text:p>
      <text:p text:style-name="P22">Tietokohde, kokonaisluku, viittaa joko tauluun tai asetelmaan</text:p>
      <text:p text:style-name="P22">Tietokohteen id, kokonaisluku, mihin tietokohteeseen oikeus viittaa?</text:p>
      <text:p text:style-name="P22">Oikeus, kokonaisluku, 0=lukuoikeus, 1=ylläpito-oikeus, 2=ylläpitäjä</text:p>
      <text:p text:style-name="P16"/>
      <text:p text:style-name="P22"/>
      <text:h text:style-name="P64" text:outline-level="2"><text:soft-page-break/></text:h>
      <text:h text:style-name="P64" text:outline-level="2"/>
      <text:h text:style-name="P64" text:outline-level="2"/>
      <text:h text:style-name="P64" text:outline-level="2">5. Relaatiotietokantakaavi<text:span text:style-name="T8">o</text:span></text:h>
      <text:p text:style-name="P16"><draw:frame draw:style-name="fr3" draw:name="grafiikka5" text:anchor-type="paragraph" svg:width="17cm" svg:height="12.712cm" draw:z-index="3"><draw:image xlink:href="Pictures/2000000900004540000033C9AC4E90BF.svm" xlink:type="simple" xlink:show="embed" xlink:actuate="onLoad"/></draw:frame></text:p>
      <text:p text:style-name="P22"/>
      <text:p text:style-name="P22"/>
      <text:p text:style-name="P22"/>
      <text:p text:style-name="P22"/>
      <text:p text:style-name="P22"/>
      <text:p text:style-name="P22"/>
      <text:p text:style-name="P22"/>
      <text:p text:style-name="P22"/>
      <text:h text:style-name="P64" text:outline-level="2"><text:soft-page-break/>6. Järjestelmän yleisrakenne</text:h>
      <text:p text:style-name="P26"/>
      <text:p text:style-name="P27"><text:tab/>Järjestelmä voidaan jakaa ensin kahteen eri osioon; selaimella suoritettavaan koodiin sekä palvelimella suoritettavaan koodiin. Selaimella suoritettava koodi löytyy hakemistosta js. Selaimen ja palvelimen välisessä kommunikaatiossa käytetään ajax-tekniikkaa ja informaatio palautetaan palvelimelta selaimelle json-muodossa.</text:p>
      <text:p text:style-name="P27"/>
      <text:p text:style-name="P28">Palvelinpuolen PHP-koodi löytyy hakemistosta php. PHP-koodi jakaantuu kolmeen tärkeinpään osa-alueeseen; tietokantakoodiin, käskyjä selaimelta vastaanottavaan koodiin, sekä kontrolleriin, joka <text:span text:style-name="T11">mm.</text:span> palauttaa, tietokantakoodia ja xml-koodia hyväksikäyttäen, käskyjen mukaista json-dataa selaimelle. <text:span text:style-name="T11">Kontrolleri myös muokkaa tietokantaa ja tarkistaa käyttöoikeudet.</text:span></text:p>
      <text:p text:style-name="P17"/>
      <text:p text:style-name="P28"/>
      <text:h text:style-name="P65" text:outline-level="2">7. Järjestelmän komponentit</text:h>
      <text:p text:style-name="P23"/>
      <text:p text:style-name="P38">JavaScript</text:p>
      <text:p text:style-name="P28">skripti.js</text:p>
      <text:p text:style-name="P28">-Selainpuolen toiminnallisuus. Sisältää erityisiin ylläpitotoimiin vaadittavia metodeja.</text:p>
      <text:p text:style-name="P28">skripti_luku.js<text:tab/></text:p>
      <text:p text:style-name="P28">-Selainpuolen toiminnallisuus. Sisältää vain luku-, kirjoitus ja hakutoimiin vaadittavia metodeja.</text:p>
      <text:p text:style-name="P36"/>
      <text:p text:style-name="P38">PHP</text:p>
      <text:p text:style-name="P28">column.php</text:p>
      <text:p text:style-name="P28">- Luokkamainen tietue, joka sisältää sarakkeen rakenteen. </text:p>
      <text:p text:style-name="P28">controller.php</text:p>
      <text:p text:style-name="P28">- Kontrolleri, joka ohjaa järjestelmää. Käyttää muiden tiedostojen(erityisesti db.php:n ja xml.php:n) tuottamia palveluja hyväkseen. </text:p>
      <text:p text:style-name="P28">db.php</text:p>
      <text:p text:style-name="P28">- Sisältää erityisiä tietokantametodeja. Kaikki tietokantaa syötettävä tai sieltä haettava data kulkee näiden metodien kautta.</text:p>
      <text:p text:style-name="P28">handle_post.php</text:p>
      <text:p text:style-name="P28">- Ottaa vastaan selainpuolelta lähetetyn datan, ja ohjaa sen kontrollerille.</text:p>
      <text:p text:style-name="P28">hash.php</text:p>
      <text:p text:style-name="P28">- Tämän tiedoston metodeja käytetään käyttäjän salasanasta laskettavan tiivisteen tuottamiseen.</text:p>
      <text:p text:style-name="P28"><text:soft-page-break/></text:p>
      <text:p text:style-name="P28">layout.php</text:p>
      <text:p text:style-name="P28">- Luokkamainen tietue, joka sisältää asetelman rakenteen.</text:p>
      <text:p text:style-name="P28">login.php</text:p>
      <text:p text:style-name="P28">- <text:span text:style-name="T10">Tämän tiedoston metodeja käytetään autentikoinnissa.</text:span></text:p>
      <text:p text:style-name="P28">permission.php</text:p>
      <text:p text:style-name="P28">- <text:span text:style-name="T10">Tämän tiedoston metodeja käytetään silloin, kun halutaan tarkastaa, minkälaisen oikeudet kullakin käyttäjällä on.</text:span></text:p>
      <text:p text:style-name="P28">project.php</text:p>
      <text:p text:style-name="P28">- <text:span text:style-name="T10">Luo käyttöliittymän ”dynaamisen” osan. </text:span></text:p>
      <text:p text:style-name="P28">row.php</text:p>
      <text:p text:style-name="P28">- <text:span text:style-name="T10">Luokkamainen tietue, joka sisältää rivin rakenteen.</text:span></text:p>
      <text:p text:style-name="P28">search_:results.php</text:p>
      <text:p text:style-name="P28">- <text:span text:style-name="T10">Luokkamainen tietue, joka sisältää hakutulosten rakenteen.</text:span></text:p>
      <text:p text:style-name="P28">table.php</text:p>
      <text:p text:style-name="P28">- <text:span text:style-name="T10">Luokkamainen tietue, joka siältää taulun rakenteen.</text:span></text:p>
      <text:p text:style-name="P28">user.php</text:p>
      <text:p text:style-name="P28">- <text:span text:style-name="T10">Luokkamainen tietue, joka sisältää käyttäjän rakenteen.</text:span></text:p>
      <text:p text:style-name="P28">xml.php</text:p>
      <text:p text:style-name="P28">- <text:span text:style-name="T10">Tämän tiedoston metodit parsivat xml-datan, ja tuottavat siitä selainpuolelle lähetettävää html-dataa.</text:span></text:p>
      <text:p text:style-name="P29"><text:span text:style-name="T12">settings_db</text:span>.php</text:p>
      <text:p text:style-name="P68">- Sisältää tietokantayhteyden muodostamisessa käytettävät parametrit.</text:p>
      <text:p text:style-name="P36"/>
      <text:p text:style-name="P36"/>
      <text:p text:style-name="P38">HTML-<text:span text:style-name="T42">PHP</text:span></text:p>
      <text:p text:style-name="P28">index.php</text:p>
      <text:p text:style-name="P28">- <text:span text:style-name="T11">Pääsivu.</text:span></text:p>
      <text:p text:style-name="P28">login_auth.php</text:p>
      <text:p text:style-name="P28">- <text:span text:style-name="T11">Kirjautumissivu.</text:span></text:p>
      <text:p text:style-name="P17"/>
      <text:p text:style-name="P28"/>
      <text:h text:style-name="P65" text:outline-level="2"><text:soft-page-break/></text:h>
      <text:h text:style-name="P65" text:outline-level="2">9. Asennustiedot</text:h>
      <text:p text:style-name="P28"/>
      <text:p text:style-name="P30"><text:tab/>Järjestelmä asennetaan käyttökuntoon kopioimalla <text:span text:style-name="T13">dist</text:span>-hakemiston koko sisältö haluttuun hakemistoon, ja suorittamalla sql/create-tables.sql-tiedoston sisältö tietokantapalvelimella. <text:span text:style-name="T13">Tämän lisäksi oikeanlaisen tietokantayhteyden muodostamiseksi myös settings_db.php:n sisältöä tulee muuttaa asianmukaisella tavalla.</text:span></text:p>
      <text:p text:style-name="P18"/>
      <text:p text:style-name="P30"/>
      <text:h text:style-name="P66" text:outline-level="2">10. Käynnistys- / käyttöohje</text:h>
      <text:p text:style-name="P24"/>
      <text:p text:style-name="P25"><text:tab/><text:span text:style-name="T14">Järjestelmä sijaitsee tällä hetkellä osoitteessa </text:span><text:a xlink:type="simple" xlink:href="http://mattipul.users.cs.helsinki.fi/viz/"><text:span text:style-name="T14">http://mattipul.users.cs.helsinki.fi/viz/</text:span></text:a><text:span text:style-name="T14">. </text:span></text:p>
      <text:p text:style-name="P24"/>
      <text:p text:style-name="P42">Käytettävästä XML-kielestä</text:p>
      <text:p text:style-name="P37"/>
      <text:p text:style-name="P35"><text:tab/>Järjestelmä käyttää XML-metakieltä kahdessa paikassa, arkistopuolella sekä ylläpitopuolella. Näistä sitten luodaan asianmukaiset HTML-merkkijonot palvelinpuolella ja lähetetään takaisin selaimelle.</text:p>
      <text:p text:style-name="P35"/>
      <text:p text:style-name="P39">ARKISTO XML DTD-MÄÄRITTELY:</text:p>
      <text:p text:style-name="P43">&lt;!DOCTYPE LAYOUT [<text:line-break/><text:line-break/>&lt;!ELEMENT VISUALS(SECTION*)&gt;<text:line-break/>&lt;!ELEMENT SECTION(TEXT*,IMAGE*,TABLE*)&gt;</text:p>
      <text:p text:style-name="P43">&lt;!ELEMENT TEXT(STRING*,DATA*)&gt;</text:p>
      <text:p text:style-name="P58"><text:span text:style-name="T16">&lt;!ELEMENT IMAGE</text:span><text:span text:style-name="T17">(</text:span>#CDATA <text:span text:style-name="T17">)</text:span><text:span text:style-name="T16">&gt;</text:span></text:p>
      <text:p text:style-name="P43">&lt;!ELEMENT TABLE(ELEMENT*)&gt;</text:p>
      <text:p text:style-name="P45">&lt;!ELEMENT STRING(#CDATA)&gt;</text:p>
      <text:p text:style-name="P45">&lt;!ELEMENT DATA(#CDATA)&gt;</text:p>
      <text:p text:style-name="P45">&lt;!ELEMENT ELEMENT(#CDATA)&gt;</text:p>
      <text:p text:style-name="P43"/>
      <text:p text:style-name="P43">&lt;!ATTLIST SECTION STYLE CDATA #IMPLIED&gt; </text:p>
      <text:p text:style-name="P43">&lt;!ATTLIST TEXT STYLE CDATA #IMPLIED&gt; </text:p>
      <text:p text:style-name="P43">&lt;!ATTLIST IMAGE STYLE CDATA #IMPLIED&gt; </text:p>
      <text:p text:style-name="P43">&lt;!ATTLIST TABLE STYLE CDATA #IMPLIED&gt; </text:p>
      <text:p text:style-name="P44">&lt;!ATTLIST TEXT STYLE CDATA #IMPLIED&gt; </text:p>
      <text:p text:style-name="P49">&lt;!ATTLIST <text:span text:style-name="T41">AREA</text:span> STYLE CDATA #IMPLIED&gt; </text:p>
      <text:p text:style-name="P48">&lt;!ATTLIST TABLE <text:span text:style-name="T40">COL</text:span> CDATA #IMPLIED&gt; </text:p>
      <text:p text:style-name="P48"><text:soft-page-break/>&lt;!ATTLIST T<text:span text:style-name="T40">ABLE ROW</text:span> CDATA #IMPLIED&gt; </text:p>
      <text:p text:style-name="P44">&lt;!ATTLIST <text:span text:style-name="T23">IMAGE</text:span> <text:span text:style-name="T23">COLUMN</text:span> CDATA #IMPLIED&gt; </text:p>
      <text:p text:style-name="P44">&lt;!ATTLIST <text:span text:style-name="T23">DATA</text:span> <text:span text:style-name="T23">COLUMN</text:span> CDATA #IMPLIED&gt; <text:line-break/><text:line-break/>]&gt; </text:p>
      <text:p text:style-name="P57"/>
      <text:p text:style-name="P57"/>
      <text:p text:style-name="P40">YLLÄPITO XML DTD-MÄÄRITTELY</text:p>
      <text:p text:style-name="P44">&lt;!DOCTYPE <text:span text:style-name="T23">MANAGELAYOUT</text:span> [<text:line-break/></text:p>
      <text:p text:style-name="P44"><text:span text:style-name="T25">&lt;</text:span><text:span text:style-name="T27">!ELEMENT <text:s/>TABLE(SECTION*, SEARCHSECTION*, SEARCHRESULT*)&gt;</text:span></text:p>
      <text:p text:style-name="P13">&lt;!ELEMENT SECTION(TEXT*,IMAGE*,<text:span text:style-name="T23">OK*,ENTRY*,DELETE*,AREA*</text:span>)&gt;</text:p>
      <text:p text:style-name="P44">&lt;!ELEMENT TEXT(STRING*,DATA*)&gt;</text:p>
      <text:p text:style-name="P53">&lt;!ELEMENT AREA EMPTY&gt;</text:p>
      <text:p text:style-name="P45">&lt;!ELEMENT IMAGE <text:span text:style-name="T23">(#CDATA)</text:span>&gt;</text:p>
      <text:p text:style-name="P45">&lt;!ELEMENT STRING(#CDATA)&gt;</text:p>
      <text:p text:style-name="P45">&lt;!ELEMENT DATA(#CDATA)&gt;</text:p>
      <text:p text:style-name="P70">&lt;!ELEMENT SEARCHSECTION (SEARCHENTRY*,SEARCHOK*)&gt;</text:p>
      <text:p text:style-name="P70">&lt;!ELEMENT SEARCHRESULT (CHANGE*)&gt;</text:p>
      <text:p text:style-name="P58"><text:span text:style-name="T20">&lt;!ELEMENT CHANGE </text:span><text:span text:style-name="T27">EMPTY </text:span><text:span text:style-name="T20">&gt;</text:span></text:p>
      <text:p text:style-name="P58"><text:span text:style-name="T20">&lt;!ELEMENT ENTRY </text:span><text:span text:style-name="T26">EMPTY </text:span><text:span text:style-name="T20">&gt;</text:span></text:p>
      <text:p text:style-name="P71">&lt;!ELEMENT OK (#CDATA)&gt;</text:p>
      <text:p text:style-name="P50"><text:span text:style-name="T26">&lt;!ELEMENT DELETE</text:span><text:span text:style-name="T28">(#CDATA)</text:span><text:span text:style-name="T26">&gt;</text:span></text:p>
      <text:p text:style-name="P58"><text:span text:style-name="T20">&lt;!ELEMENT SEARCHENTRY </text:span><text:span text:style-name="T26">EMPTY </text:span><text:span text:style-name="T20">&gt;</text:span></text:p>
      <text:p text:style-name="P71">&lt;!ELEMENT SEARCHOK (#CDATA)&gt;</text:p>
      <text:p text:style-name="P70"/>
      <text:p text:style-name="P44"><text:span text:style-name="T26">&lt;!ATTLIST </text:span><text:span text:style-name="T27">TABLE</text:span><text:span text:style-name="T26"> </text:span><text:span text:style-name="T27">NAME</text:span><text:span text:style-name="T26"> CDATA #</text:span><text:span text:style-name="T27">REQUIRED</text:span><text:span text:style-name="T26">&gt; </text:span></text:p>
      <text:p text:style-name="P44"><text:span text:style-name="T26">&lt;!ATTLIST </text:span><text:span text:style-name="T27">TABLE</text:span><text:span text:style-name="T26"> </text:span><text:span text:style-name="T27">TO</text:span><text:span text:style-name="T26"> CDATA #</text:span><text:span text:style-name="T27">REQUIRED</text:span><text:span text:style-name="T26">&gt; </text:span></text:p>
      <text:p text:style-name="P44"><text:span text:style-name="T26">&lt;!ATTLIST </text:span><text:span text:style-name="T27">SEARCHSECTION</text:span><text:span text:style-name="T26"> </text:span><text:span text:style-name="T27">SQLSTATEMENT</text:span><text:span text:style-name="T26"> CDATA #</text:span><text:span text:style-name="T27">REQUIRED</text:span><text:span text:style-name="T26">&gt; </text:span></text:p>
      <text:p text:style-name="P44"><text:span text:style-name="T26">&lt;!ATTLIST </text:span><text:span text:style-name="T27">SEARCHSECTION</text:span><text:span text:style-name="T26"> </text:span><text:span text:style-name="T27">IDENTIFIER</text:span><text:span text:style-name="T26"> CDATA #</text:span><text:span text:style-name="T27">REQUIRED</text:span><text:span text:style-name="T26">&gt; </text:span></text:p>
      <text:p text:style-name="P44"><text:span text:style-name="T26">&lt;!ATTLIST </text:span><text:span text:style-name="T27">SEARCHRESULT</text:span><text:span text:style-name="T26"> </text:span><text:span text:style-name="T27">IDENTIFIER</text:span><text:span text:style-name="T26"> CDATA #</text:span><text:span text:style-name="T27">REQUIRED</text:span><text:span text:style-name="T26">&gt; </text:span></text:p>
      <text:p text:style-name="P44"><text:span text:style-name="T26">&lt;!ATTLIST </text:span><text:span text:style-name="T27">CHANGE</text:span><text:span text:style-name="T26"> </text:span><text:span text:style-name="T27">FROM</text:span><text:span text:style-name="T26"> CDATA #</text:span><text:span text:style-name="T27">REQUIRED</text:span><text:span text:style-name="T26">&gt; </text:span></text:p>
      <text:p text:style-name="P44"><text:span text:style-name="T26">&lt;!ATTLIST </text:span><text:span text:style-name="T27">CHANGE TO</text:span><text:span text:style-name="T26"> CDATA #</text:span><text:span text:style-name="T27">REQUIRED</text:span><text:span text:style-name="T26">&gt; </text:span></text:p>
      <text:p text:style-name="P44"><text:span text:style-name="T26">&lt;!ATTLIST </text:span><text:span text:style-name="T27">ENTRY COLUMN</text:span><text:span text:style-name="T26"> CDATA #</text:span><text:span text:style-name="T27">REQUIRED</text:span><text:span text:style-name="T26">&gt; </text:span></text:p>
      <text:p text:style-name="P44"><text:span text:style-name="T26">&lt;!ATTLIST </text:span><text:span text:style-name="T27">SEARCHENTRY COLUMN</text:span><text:span text:style-name="T26"> CDATA #</text:span><text:span text:style-name="T27">REQUIRED</text:span><text:span text:style-name="T26">&gt; </text:span></text:p>
      <text:p text:style-name="P44">&lt;!ATTLIST SECTION STYLE CDATA #IMPLIED&gt; </text:p>
      <text:p text:style-name="P44">&lt;!ATTLIST TEXT STYLE CDATA #IMPLIED&gt; </text:p>
      <text:p text:style-name="P44">&lt;!ATTLIST IMAGE STYLE CDATA #IMPLIED&gt; </text:p>
      <text:p text:style-name="P44">&lt;!ATTLIST TABLE STYLE CDATA #IMPLIED&gt; </text:p>
      <text:p text:style-name="P44">&lt;!ATTLIST TEXT STYLE CDATA #IMPLIED&gt; </text:p>
      <text:p text:style-name="P44">&lt;!ATTLIST <text:span text:style-name="T23">IMAGE</text:span> <text:span text:style-name="T23">COLUMN</text:span> CDATA #IMPLIED&gt; </text:p>
      <text:p text:style-name="P44"><text:span text:style-name="T26">&lt;!ATTLIST </text:span><text:span text:style-name="T27">DATA</text:span><text:span text:style-name="T26"> </text:span><text:span text:style-name="T27">COLUMN</text:span><text:span text:style-name="T26"> CDATA #IMPLIED&gt; </text:span></text:p>
      <text:p text:style-name="P44"><text:soft-page-break/><text:span text:style-name="T26">&lt;!ATTLIST </text:span><text:span text:style-name="T27">ENRTY</text:span><text:span text:style-name="T26"> </text:span><text:span text:style-name="T27">STYLE</text:span><text:span text:style-name="T26"> CDATA #IMPLIED&gt; </text:span></text:p>
      <text:p text:style-name="P47"><text:span text:style-name="T26">&lt;!ATTLIST </text:span><text:span text:style-name="T30">AREA</text:span><text:span text:style-name="T26"> </text:span><text:span text:style-name="T27">STYLE</text:span><text:span text:style-name="T26"> CDATA #IMPLIED&gt; </text:span></text:p>
      <text:p text:style-name="P44"><text:span text:style-name="T26">&lt;!ATTLIST </text:span><text:span text:style-name="T27">SEARCHENTRY</text:span><text:span text:style-name="T26"> </text:span><text:span text:style-name="T27">STYLE</text:span><text:span text:style-name="T26"> CDATA #IMPLIED&gt; </text:span></text:p>
      <text:p text:style-name="P44"><text:span text:style-name="T26">&lt;!ATTLIST </text:span><text:span text:style-name="T27">OK</text:span><text:span text:style-name="T26"> </text:span><text:span text:style-name="T27">STYLE</text:span><text:span text:style-name="T26"> CDATA #IMPLIED&gt; </text:span></text:p>
      <text:p text:style-name="P44"><text:span text:style-name="T26">&lt;!ATTLIST </text:span><text:span text:style-name="T27">DELETE</text:span><text:span text:style-name="T26"> </text:span><text:span text:style-name="T27">STYLE</text:span><text:span text:style-name="T26"> CDATA #IMPLIED&gt; </text:span></text:p>
      <text:p text:style-name="P44"><text:span text:style-name="T26">&lt;!ATTLIST </text:span><text:span text:style-name="T27">SEARCHOK</text:span><text:span text:style-name="T26"> </text:span><text:span text:style-name="T27">STYLE</text:span><text:span text:style-name="T26"> CDATA #IMPLIED&gt; <text:line-break/>&lt;!ATTLIST </text:span><text:span text:style-name="T27">SEARCHSECTION</text:span><text:span text:style-name="T26"> </text:span><text:span text:style-name="T27">STYLE</text:span><text:span text:style-name="T26"> CDATA #IMPLIED&gt; </text:span></text:p>
      <text:p text:style-name="P44"><text:span text:style-name="T26">&lt;!ATTLIST </text:span><text:span text:style-name="T27">SEARCHRESULT</text:span><text:span text:style-name="T26"> </text:span><text:span text:style-name="T27">STYLE</text:span><text:span text:style-name="T26"> CDATA #IMPLIED&gt; </text:span><text:span text:style-name="T24"><text:line-break/><text:line-break/>]&gt; </text:span></text:p>
      <text:p text:style-name="P40"/>
      <text:p text:style-name="P41">ELEMENTEISTÄ</text:p>
      <text:p text:style-name="P55"/>
      <text:p text:style-name="P46">TEXT</text:p>
      <text:p text:style-name="P46">- <text:span text:style-name="T34">Lisää tekstiä asetelmaan. Voi sisältää STRING-elementtejä, jotka sisältävät tavallista tekstiä, ja DATA-elementtejä, jonka sisältö tulkitaan sarakkeeksi, ja tällöin dataa otetaan kunkin rivin määritellystä sarakkeesta.</text:span></text:p>
      <text:p text:style-name="P46">IMAGE</text:p>
      <text:p text:style-name="P59"><text:span text:style-name="T16">- </text:span><text:span text:style-name="T18">Lisää kuvan asetelmaan. Kuvan osoite lisätään joko elementin sisälle, tai sitten attribuuttiin COLUMN, jolloin sarakkeen sisältö tulkitaan kuvan osoitteeksi.</text:span></text:p>
      <text:p text:style-name="P46">TABLE<text:span text:style-name="T39">(Arkisto)</text:span></text:p>
      <text:p text:style-name="P46">- <text:span text:style-name="T34">Lisää arkistoasetelmaan taulun. Voi sisältää ELEMENT-elementtejä, jotka ovat soluja.</text:span></text:p>
      <text:p text:style-name="P46">STRING</text:p>
      <text:p text:style-name="P52">- Tavallinen merkkijonoelementti.</text:p>
      <text:p text:style-name="P46"><text:s/>DATA</text:p>
      <text:p text:style-name="P46">- <text:span text:style-name="T38">Poimii rivistä dataa.</text:span></text:p>
      <text:p text:style-name="P74">ELEMENT</text:p>
      <text:p text:style-name="P56"><text:span text:style-name="T35">- </text:span><text:span text:style-name="T37">Taulun solu.</text:span></text:p>
      <text:p text:style-name="P56"><text:line-break/><text:span text:style-name="T36"> SEARCHSECTION </text:span></text:p>
      <text:p text:style-name="P56"><text:span text:style-name="T36">- </text:span><text:span text:style-name="T37">Luo hakupalikan. Voi sisältää SEARCHENTRY- ja SEARCHOK-elementtejä. Tulostaa tuloksensa SEARCHRESULT-elementtiin. Molempien IDENTIFIER-attribuutit määrittelevät olemassaolevan SEARCHRESULT/SEARCHSECTION-parin.</text:span></text:p>
      <text:p text:style-name="P72">SEARCHRESULT </text:p>
      <text:p text:style-name="P46"><text:span text:style-name="T27">- </text:span><text:span text:style-name="T29">Luo tulospalikan hakupalikalle. Voi sisältää CHANGE-elementtejä, jolla voidaan vaihtaa tuloksen sarakkeen nimeä.</text:span></text:p>
      <text:p text:style-name="P72"><text:s/>CHANGE </text:p>
      <text:p text:style-name="P59"><text:span text:style-name="T20">- </text:span><text:span text:style-name="T21">FROM-attribuutti määrittelee lähdesarakkeen ja TO=attribuutti sen, miksi sarakkeen nimi vaihtuu tuloksen osalta.</text:span></text:p>
      <text:p text:style-name="P72"><text:s/>ENTRY </text:p>
      <text:p text:style-name="P59"><text:span text:style-name="T20">- </text:span><text:span text:style-name="T22">Luo tekstikentän, jolla voidaan syöttää dataa tietokantaan.</text:span></text:p>
      <text:p text:style-name="P60"><text:span text:style-name="T20">A</text:span><text:span text:style-name="T19">REA</text:span></text:p>
      <text:p text:style-name="P61"><text:span text:style-name="T20">- </text:span><text:span text:style-name="T22">Luo tekstikentän, jolla voidaan syöttää dataa tietokantaan.</text:span></text:p>
      <text:p text:style-name="P72"><text:s/>OK</text:p>
      <text:p text:style-name="P51"><text:span text:style-name="T26">- </text:span><text:span text:style-name="T32">Luo nappula</text:span><text:span text:style-name="T33">n</text:span><text:span text:style-name="T32">, joka l</text:span><text:span text:style-name="T31">ähettää datan palvelimelle.</text:span></text:p>
      <text:p text:style-name="P72">DELETE</text:p>
      <text:p text:style-name="P51"><text:span text:style-name="T26">- </text:span><text:span text:style-name="T31">Poistaa ko. </text:span><text:span text:style-name="T33">r</text:span><text:span text:style-name="T31">ivin.</text:span></text:p>
      <text:p text:style-name="P72"><text:soft-page-break/>SEARCHENTRY</text:p>
      <text:p text:style-name="P61"><text:span text:style-name="T20">- </text:span><text:span text:style-name="T22">Luo tekstikentän, jolla voidaan hakea tietokannasta.</text:span></text:p>
      <text:p text:style-name="P73">SEARCHOK</text:p>
      <text:p text:style-name="P51"><text:span text:style-name="T26">- </text:span><text:span text:style-name="T31">Luo palikan, joka lähettää hakupyynnön palvelimelle.</text:span></text:p>
      <text:p text:style-name="P75">TABLE(Ylläpito)</text:p>
      <text:p text:style-name="P54"><text:span text:style-name="T26">- </text:span><text:span text:style-name="T31">Välilehti, joka assiosioituu johonkin tiettyyn tietokantatauluun.</text:span></text:p>
      <text:p text:style-name="P72"/>
      <text:p text:style-name="P41"/>
      <text:p text:style-name="P40"/>
      <text:p text:style-name="P40"/>
      <text:p text:style-name="P18"/>
      <text:p text:style-name="P30"/>
      <text:h text:style-name="P66" text:outline-level="2">11. Testaus, tunnetut bugit ja puutteet &amp; jatkokehitysideat</text:h>
      <text:p text:style-name="P24"/>
      <text:p text:style-name="P30"><text:tab/><text:span text:style-name="T13">Järjestelmä on vielä tietyssä mielessä hiukan raakile, koska todellisuudessa ylläpitopuolella käytettävät SQL-lausekkeet tulisi muodostaa tietynlaisen tietokantakaavion kautta käyttöliittymän puolella liittämällä tauluja yhteen sarakkeiden perusteella pelkästään hiiren klikkausten avulla. XML-kielenkin oikea tarkoitus on vain välittää dataa selaimen ja palvelimen välillä oikeanlaisessa muodossa; todellisuudessa asetelmien graafinen ulkoasu tulisi myös muodostaa hiiren avulla erityisessä muokkaustilassa. Ajanpuutteen vuoksi päätin vetää tässä tapauksessa mutkat hiukan suoremmiksi.</text:span></text:p>
      <text:p text:style-name="P31"/>
      <text:p text:style-name="P32">Bugeja varmasti löytyy vielä, niin kuin yleensä, mutta nykyisessä muodossaan järjestelmä ottaa varsin hyvin huomioon poikkeustilanteita. Erityistä huomiota tulee kuitenkin kiinnittää siihen, että järjestelmä pitää ylläpitäjää oikeasti ylläpitäjänä, joka tietää mitä hän tekee, sillä järjestelmän käyttämien dynaamisten<text:span text:style-name="T15">(taulun/sarakkeen nimi riippuu käyttäjän toimista)</text:span> SQL-lausekkeiden injektiosuojaamista ei voi <text:span text:style-name="T15">toteuttaa ns. absoluuttisesti</text:span>. <text:span text:style-name="T15">Prepare-metodin kun tulee käsittääkseni tietää, mihin tauluun/sarakkeeseen viitataan.</text:span> <text:span text:style-name="T15">Toki, muutama viikko sitten tietyt asiat olisi ehkä pitänyt tehdä näiden dynaamisten lausekkeiden osalta toisin.</text:span> Päätinkin sitten, että koska ylläpitäjällä on tässä tilanteessa muutenkin lähes täysi muokkausvalta tietokannan rakenteen suhteen, on syytä olettaa, että ylläpitäjä myös toimii valtansa mukaisesti. <text:span text:style-name="T15">Täydellistä injektiosuojausta ei siis ole, mutta taulujen ja sarakkeiden olemassaolo tarkastetaan silti.</text:span> <text:span text:style-name="T15">Sen sijaan kaikki muut SQL-lausekkeet ovat asianmukaisesti parametrimuodossa. Injektiosuojauksen sijasta käyttöoikeushallintaa tulisikin harjoittaa, tällaisen projektin ollessa kyseessä, nimenomaan myös tietokannan puolella. </text:span></text:p>
      <text:p text:style-name="P32"><text:span text:style-name="T15"/></text:p>
      <text:p text:style-name="P33">$ret_object=$this-&gt;db_select( "SELECT COUNT(*) FROM ".$table_name);</text:p>
      <text:p text:style-name="P33"/>
      <text:p text:style-name="P33"><text:span text:style-name="T15">J</text:span>a, edelleen, on myös hyvä huomauttaa, että vaikka tietyissä tilanteissa, kuten ylläolevassa esimerkissä, SQL-injektion olemassaolo saattaa näyttää selvältä, niin tavallinen käyttäjä ei kuitenkaan koskaan pääse määrittelemään tätä $table_name muuttujaa, vaan ylläpitäjä <text:soft-page-break/>määrittelee sen syöttämässään XML-datassa. Eli ylläpitäjä voi siis halutessaan tehdä kaikenlaista jäynää, mutta ilmeisesti useimmissa järjestelmissä se on tarkoituskin.</text:p>
      <text:p text:style-name="P33"/>
      <text:p text:style-name="P33">$this-&gt;db_exec( "CREATE TABLE ".$table_name." (".$columns_sql.");" );</text:p>
      <text:p text:style-name="P33"/>
      <text:p text:style-name="P33">Ja esimerkiksi myös ylläoleva pätkä on selvästi injektiohaavoittuvainen, mutta vain ylläpitäjä pääsee suorittamaan tällaisia koodirivejä.</text:p>
      <text:p text:style-name="P33"/>
      <text:p text:style-name="P34">Periaatteessa olisi siis järkevä ensin autentikoida minimaalisilla oikeuksilla, ja sitten avata uusi tietokantayhteys käyttäjätyypin mukaan, jos haluttaisiin ehkäistä maksimaalisella tavalla SQL-injektioiden tuomat riskit, mutta toisaalta, jos autentikointimetodit ovat rikki, kaikki ovat sen jälkeen automaattisesti rikki. Ja jos autentikointi taas pelaa oikean mallin mukaisesti, tällaisia järjestelyjä ei teoriassa edes tarvittaisi.</text:p>
      <text:p text:style-name="P34"/>
      <text:p text:style-name="P34">Tällä hetkellä järjestelmä poistaa taulujen, sarakkeiden, ja asetelmien nimistä sekä käyttäjänimistä ja salasanoista kaikki erikoismerkit ja tyhjiä merkkijonoja ei näiden osalta hyväksytä. Olen näitä asioita testannut useisiin kertoihin, mutta toki silti saattaa jostakin löytyä jokin erikoismerkki tms. joka silti menee läpi. Kehittäjänsilmillä kun on hankalanpaa tällaisia huomata.</text:p>
      <text:p text:style-name="P30"/>
      <text:p text:style-name="P18"/>
      <text:p text:style-name="P30"/>
      <text:h text:style-name="P66" text:outline-level="2">12. Omat kokemukset</text:h>
      <text:p text:style-name="P24"/>
      <text:h text:style-name="P67" text:outline-level="2">Kokemus oli ihan mielenkiintoinen. Ja todennäköisesti myös jatkan tämän sovelluk<text:span text:style-name="T43">s</text:span>en kehittämistä suunnitelmien mukaisesti.</text:h>
      <text:p text:style-name="P24"/>
      <text:p text:style-name="P2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Lucida Console" svg:font-family="'Lucida Console'"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i" fo:country="FI"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i" fo:country="FI"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Mangal"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1-03T12:38:45.062000000</meta:creation-date>
    <dc:date>2013-12-08T21:28:38.780000000</dc:date>
    <meta:editing-duration>PT13H30M31S</meta:editing-duration>
    <meta:editing-cycles>34</meta:editing-cycles>
    <meta:generator>LibreOffice/4.1.1.2$Windows_x86 LibreOffice_project/7e4286b58adc75a14f6d83f53a03b6c11fa2903</meta:generator>
    <meta:document-statistic meta:table-count="0" meta:image-count="5" meta:object-count="0" meta:page-count="14" meta:paragraph-count="229" meta:word-count="1863" meta:character-count="16051" meta:non-whitespace-character-count="16024"/>
  </office:meta>
</office:document-meta>
</file>